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bd70" officeooo:paragraph-rsid="001dbd70"/>
    </style:style>
    <style:style style:name="P2" style:family="paragraph" style:parent-style-name="Standard">
      <style:text-properties fo:font-weight="bold" officeooo:rsid="001dbd70" officeooo:paragraph-rsid="001dbd7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Useful Links for technical prespective</text:p>
      <text:p text:style-name="P1"/>
      <text:p text:style-name="P1"/>
      <text:p text:style-name="P1">Code reviews practice</text:p>
      <text:p text:style-name="P1"/>
      <text:p text:style-name="P1"><text:a xlink:type="simple" xlink:href="https://blogs.msdn.microsoft.com/vsappcenter/how-the-visual-studio-mobile-center-team-does-code-review/">https://blogs.msdn.microsoft.com/vsappcenter/how-the-visual-studio-mobile-center-team-does-code-review/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08:08:19.245928000</meta:creation-date>
    <dc:date>2018-07-28T08:10:25.757232000</dc:date>
    <meta:editing-duration>P0D</meta:editing-duration>
    <meta:editing-cycles>1</meta:editing-cycles>
    <meta:document-statistic meta:table-count="0" meta:image-count="0" meta:object-count="0" meta:page-count="1" meta:paragraph-count="3" meta:word-count="9" meta:character-count="162" meta:non-whitespace-character-count="156"/>
    <meta:generator>LibreOffice/4.1.3.2$MacOSX_x86 LibreOffice_project/70feb7d99726f064edab4605a8ab840c50ec57a</meta:generator>
  </office:meta>
</office:document-meta>
</file>